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5pt" style:font-size-asian="15pt" style:font-size-complex="15pt"/>
    </style:style>
    <style:style style:name="P2" style:parent-style-name="Standard" style:family="paragraph">
      <style:text-properties fo:font-weight="bold" style:font-weight-asian="bold" style:font-weight-complex="bold" fo:font-size="15pt" style:font-size-asian="15pt" style:font-size-complex="15pt"/>
    </style:style>
    <style:style style:name="P3" style:parent-style-name="Standard" style:family="paragraph">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P5" style:parent-style-name="Standard" style:family="paragraph">
      <style:text-properties fo:font-weight="bold" style:font-weight-asian="bold" style:font-weight-complex="bold" fo:font-size="15pt" style:font-size-asian="15pt" style:font-size-complex="15pt"/>
    </style:style>
    <style:style style:name="P6" style:parent-style-name="Standard" style:family="paragraph">
      <style:text-properties fo:font-weight="bold" style:font-weight-asian="bold" style:font-weight-complex="bold" fo:font-size="15pt" style:font-size-asian="15pt" style:font-size-complex="15pt"/>
    </style:style>
    <style:style style:name="P7" style:parent-style-name="Standard" style:family="paragraph">
      <style:text-properties fo:font-weight="bold" style:font-weight-asian="bold" style:font-weight-complex="bold" fo:font-size="15pt" style:font-size-asian="15pt" style:font-size-complex="15pt"/>
    </style:style>
    <style:style style:name="P8" style:parent-style-name="Standard" style:family="paragraph">
      <style:text-properties fo:color="#0070C0"/>
    </style:style>
    <style:style style:name="P9" style:parent-style-name="Standard" style:family="paragraph">
      <style:text-properties fo:color="#0070C0"/>
    </style:style>
    <style:style style:name="T10" style:parent-style-name="Domyślnaczcionkaakapitu" style:family="text">
      <style:text-properties fo:color="#0070C0"/>
    </style:style>
    <style:style style:name="T11" style:parent-style-name="Domyślnaczcionkaakapitu" style:family="text">
      <style:text-properties fo:color="#0070C0"/>
    </style:style>
    <style:style style:name="T12" style:parent-style-name="Domyślnaczcionkaakapitu" style:family="text">
      <style:text-properties fo:color="#0070C0"/>
    </style:style>
    <style:style style:name="P13" style:parent-style-name="Standard" style:family="paragraph">
      <style:text-properties fo:color="#0070C0"/>
    </style:style>
    <style:style style:name="P14" style:parent-style-name="Standard" style:family="paragraph">
      <style:text-properties fo:color="#0070C0"/>
    </style:style>
    <style:style style:name="P15" style:parent-style-name="Standard" style:family="paragraph">
      <style:text-properties fo:color="#0070C0"/>
    </style:style>
    <style:style style:name="P16" style:parent-style-name="Standard" style:family="paragraph">
      <style:text-properties fo:font-style="italic" style:font-style-asian="italic"/>
    </style:style>
    <style:style style:name="P17" style:parent-style-name="Standard" style:family="paragraph">
      <style:text-properties fo:font-style="italic" style:font-style-asian="italic"/>
    </style:style>
    <style:style style:name="P18" style:parent-style-name="Standard" style:family="paragraph">
      <style:text-properties fo:font-style="italic" style:font-style-asian="italic"/>
    </style:style>
    <style:style style:name="P19" style:parent-style-name="Standard" style:family="paragraph">
      <style:text-properties fo:color="#0070C0"/>
    </style:style>
  </office:automatic-styles>
  <office:body>
    <office:text text:use-soft-page-breaks="true">
      <text:p text:style-name="P1">Nieśmiertelna klątwa (1)</text:p>
      <text:p text:style-name="P2"/>
      <text:p text:style-name="Standard">Przy wejściu do wioski widzimy dużą grupę wieśniaków, która stoi wokół chałupy. Na dachu znajduje się Maciek.</text:p>
      <text:p text:style-name="Standard"/>
      <text:p text:style-name="Standard">Tłum wokół krzyczy:</text:p>
      <text:p text:style-name="Standard"/>
      <text:p text:style-name="Standard">- Skacz! Na co czekasz!</text:p>
      <text:p text:style-name="Standard">- Nie rób tego, kto będzie przynosił wodę!</text:p>
      <text:p text:style-name="Standard">- Zrób to i<text:s/>tak do niczego się nie nadajesz!</text:p>
      <text:p text:style-name="Standard">- Nareszcie będzie spokój, nie będzie się plątał pod nogami</text:p>
      <text:p text:style-name="Standard"/>
      <text:p text:style-name="Standard">Maciek skacze, cisza.</text:p>
      <text:p text:style-name="Standard">Upada na wóz z sianem, który nagle podjechał.</text:p>
      <text:p text:style-name="Standard"/>
      <text:p text:style-name="Standard">Ktoś w kapturze zaczyna się odlać, przechodzi obok nas i mówi.</text:p>
      <text:p text:style-name="Standard">- Ciekawy pomysł… można to wykorzystać do naszego zakonu.</text:p>
      <text:p text:style-name="Standard"/>
      <text:p text:style-name="Standard"/>
      <text:p text:style-name="Standard"/>
      <text:p text:style-name="Standard">Ludzie się rozchodząc:</text:p>
      <text:p text:style-name="Standard"/>
      <text:p text:style-name="Standard">- Nawet zabić się nie umie.</text:p>
      <text:p text:style-name="Standard">- Zaś to samo, to już nudne.</text:p>
      <text:p text:style-name="Standard">- Co dziś mam na obiad?</text:p>
      <text:p text:style-name="P3"/>
      <text:p text:style-name="P4"/>
      <text:p text:style-name="P5"/>
      <text:p text:style-name="P6"/>
      <text:p text:style-name="P7">Nieśmiertelna klątwa (2)</text:p>
      <text:p text:style-name="Standard"/>
      <text:p text:style-name="Standard">- O! To ty. Zabrałaś się z karczmarzem?<text:s/></text:p>
      <text:p text:style-name="P8">- Miło cię widzieć. Maciek, dobrze pamiętam?<text:s/>Cieszę się, że żyjesz.<text:s/>Mam coś dla ciebie.<text:s/>Ale jak się tu dostałeś?</text:p>
      <text:p text:style-name="Standard">- A ja się nie cieszę, że się tu<text:s/>dostałem… mam już tego dość. O widzisz tamto drzewo po środku?</text:p>
      <text:p text:style-name="P9">- Ciężko nie zauważyć.</text:p>
      <text:p text:style-name="Standard">- Więc plan jest taki. Drzewo zatruwa jezioro, bo tamten zwój zatruwa drzewo.</text:p>
      <text:p text:style-name="Standard"><text:span text:style-name="T10">- Jaki zwój?</text:span></text:p>
      <text:p text:style-name="Standard">- No ten, tam, na tym postumencie. Według legendy, jest to potężny czar wody. Ale mnie i tak interesuje tylko jedna rzecz… Woda jest zatruta.</text:p>
      <text:p text:style-name="Standard"><text:span text:style-name="T11">-<text:s/></text:span><text:span text:style-name="T12">Czy ty jesteś samobójcą?</text:span></text:p>
      <text:p text:style-name="Standard">- Nie, no co ty, robię to wszystko dla zabawy. Mam już tego dość próbuję zabić się od lat… jak widać z marnym skutkiem.</text:p>
      <text:p text:style-name="P13">- Ale co się stało?</text:p>
      <text:p text:style-name="Standard">- No dobra, opowiem ci. Byłem mały, moja mama podpadła chyba jakieś czarownicy, bo słyszałem jak mówiły o jakimś przekleństwie. Kilka dni później zjadłem zatrutego szczura. Bolał mnie tylko brzuch a wszyscy<text:s/>wróżyli mi śmierć. Jakieś dwa lata później wypiłem cały dzban naparu na sen, który przygotowała zielarka dla mojej mamy, nie mogłem zasnąć przez trzy dni. Gdy byłem starszy wbiłem sobie siekierę w kolano, bolało, ale nic się nie stało. Potem udało mi się zatrudnić na dworze u markiza, jako tester żywności. Zesłali mnie na śmierć, po tym jak dostałem do<text:s/><text:soft-page-break/>spróbowania wino i wszystko było dobrze, ale markiz po wypici zszedł z tego świata. W trakcie ucieczki spadłem z tysiąca zamkowych schodów, otrzepałem się i pobiegłem dalej. Już rozumiesz?</text:p>
      <text:p text:style-name="P14">- Nie bardzo…<text:s/></text:p>
      <text:p text:style-name="Standard">- Mam dość życia. Chce w spokoju umrzeć. W paczce, którą mi dałaś jest amulet. Aby go założyć i przeżyć trzeba<text:s/>być wybrańcem. Dodatkowo trzeba być podwójnym wybrańcem, aby założyć amulet, przejść przez jezioro i przeżyć. Aż tyle szczęścia mieć nie mogę. Chciałbym też sobie kiedyś złamać nogę.</text:p>
      <text:p text:style-name="P15">- Jak mam ci pomóc?</text:p>
      <text:p text:style-name="Standard">- Wepchnij mnie do tego jeziora.</text:p>
      <text:p text:style-name="Standard"/>
      <text:p text:style-name="P16">Maciek zakłada amulet.<text:s/></text:p>
      <text:p text:style-name="P17">Maciek mówi:</text:p>
      <text:p text:style-name="Standard">- No nie wierze…</text:p>
      <text:p text:style-name="Standard"/>
      <text:p text:style-name="P18">Maciek powoli wchodzi do wody i nic się nie dzieje.</text:p>
      <text:p text:style-name="Standard"/>
      <text:p text:style-name="Standard">- To chyba jakieś żarty.</text:p>
      <text:p text:style-name="Standard"/>
      <text:p text:style-name="Standard">Maciek bierze zwój i wraca do nas wręczając go głównej bohaterce<text:s/></text:p>
      <text:p text:style-name="Standard"/>
      <text:p text:style-name="Standard">- Nic nie mów… Masz ten zwój bardziej ci się przyda. Zobaczymy się później.</text:p>
      <text:p text:style-name="P19">- Niech Si’dired ma cię w swojej<text:s/>opiece.</text:p>
      <text:p text:style-name="Standard">-<text:s/>Wole nie… Trzymaj się. Na pewno się jeszcze zobaczym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rtur Kwas</dc:creator>
    <meta:creation-date>2019-04-14T22:31:00Z</meta:creation-date>
    <dc:date>2019-05-07T10:41:00Z</dc:date>
    <meta:template xlink:href="Normal" xlink:type="simple"/>
    <meta:editing-cycles>6</meta:editing-cycles>
    <meta:editing-duration>PT2100S</meta:editing-duration>
    <meta:document-statistic meta:page-count="2" meta:paragraph-count="5" meta:word-count="403" meta:character-count="2816" meta:row-count="20" meta:non-whitespace-character-count="2418"/>
  </office:meta>
</office:document-meta>
</file>